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7.192cm" svg:height="5.998cm" svg:x="13.25cm" svg:y="0.001cm">
            <draw:object draw:notify-on-update-of-ranges="Tabelle1.B4:Tabelle1.B11 Tabelle1.E4:Tabelle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92cm" svg:height="5.998cm" svg:x="13.05cm" svg:y="7.288cm">
            <draw:object draw:notify-on-update-of-ranges="Tabelle1.B4:Tabelle1.B11 Tabelle1.E19:Tabelle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192cm" svg:height="5.998cm" svg:x="12.015cm" svg:y="14.424cm">
            <draw:object draw:notify-on-update-of-ranges="Tabelle1.B4:Tabelle1.B11 Tabelle1.E37:Tabelle1.E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192cm" svg:height="5.998cm" svg:x="12.375cm" svg:y="26.44cm">
            <draw:object draw:notify-on-update-of-ranges="Tabelle1.B4:Tabelle1.B11 Tabelle1.E62:Tabelle1.E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192cm" svg:height="5.998cm" svg:x="41.72cm" svg:y="26.642cm">
            <draw:object draw:notify-on-update-of-ranges="Tabelle1.B4:Tabelle1.B11 Tabelle1.R62:Tabelle1.R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.192cm" svg:height="5.998cm" svg:x="12.586cm" svg:y="34.439cm">
            <draw:object draw:notify-on-update-of-ranges="Tabelle1.B4:Tabelle1.B11 Tabelle1.E80:Tabelle1.E8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92cm" svg:height="5.998cm" svg:x="41.687cm" svg:y="34.759cm">
            <draw:object draw:notify-on-update-of-ranges="Tabelle1.B4:Tabelle1.B11 Tabelle1.R80:Tabelle1.R8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7.192cm" svg:height="5.998cm" svg:x="11.921cm" svg:y="42.746cm">
            <draw:object draw:notify-on-update-of-ranges="Tabelle1.B4:Tabelle1.B11 Tabelle1.E99:Tabelle1.E10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7.192cm" svg:height="5.998cm" svg:x="42.106cm" svg:y="43.8cm">
            <draw:object draw:notify-on-update-of-ranges="Tabelle1.B4:Tabelle1.B11 Tabelle1.R99:Tabelle1.R10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192cm" svg:height="5.998cm" svg:x="78.947cm" svg:y="43.449cm">
            <draw:object draw:notify-on-update-of-ranges="Tabelle1.B4:Tabelle1.B11 Tabelle1.AH99:Tabelle1.AH10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7.192cm" svg:height="5.998cm" svg:x="12.956cm" svg:y="51.991cm">
            <draw:object draw:notify-on-update-of-ranges="Tabelle1.B4:Tabelle1.B11 Tabelle1.E118:Tabelle1.E12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7.192cm" svg:height="5.998cm" svg:x="13.312cm" svg:y="59.536cm">
            <draw:object draw:notify-on-update-of-ranges="Tabelle1.B4:Tabelle1.B11 Tabelle1.E134:Tabelle1.E14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7.192cm" svg:height="5.998cm" svg:x="12.879cm" svg:y="68.63cm">
            <draw:object draw:notify-on-update-of-ranges="Tabelle1.B4:Tabelle1.B11 Tabelle1.E156:Tabelle1.E16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7.192cm" svg:height="5.998cm" svg:x="12.815cm" svg:y="76.189cm">
            <draw:object draw:notify-on-update-of-ranges="Tabelle1.B4:Tabelle1.B11 Tabelle1.E171:Tabelle1.E17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name="MNV P-domain" draw:style-name="gr1" draw:text-style-name="P1" svg:width="7.689cm" svg:height="8.999cm" svg:x="27.146cm" svg:y="104.15cm">
            <draw:object draw:notify-on-update-of-ranges="Tabelle1.E242:Tabelle1.E246 Tabelle1.F241:Tabelle1.F241 Tabelle1.F242:Tabelle1.F246 Tabelle1.F242:Tabelle1.F246 Tabelle1.H241:Tabelle1.H241 Tabelle1.H242:Tabelle1.H246 Tabelle1.H242:Tabelle1.H246 Tabelle1.G241:Tabelle1.G241 Tabelle1.G242:Tabelle1.G246 Tabelle1.G242:Tabelle1.G246 Tabelle1.K241:Tabelle1.K241 Tabelle1.K242:Tabelle1.K246 Tabelle1.K242:Tabelle1.K24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name="MNV P-domain_0" draw:style-name="gr1" draw:text-style-name="P1" svg:width="7.689cm" svg:height="8.999cm" svg:x="26.965cm" svg:y="113.575cm">
            <draw:object draw:notify-on-update-of-ranges="Tabelle1.E243:Tabelle1.E246 Tabelle1.F241:Tabelle1.F241 Tabelle1.F249:Tabelle1.F253 Tabelle1.H241:Tabelle1.H241 Tabelle1.H249:Tabelle1.H253 Tabelle1.G241:Tabelle1.G241 Tabelle1.G249:Tabelle1.G253 Tabelle1.K241:Tabelle1.K241 Tabelle1.K249:Tabelle1.K25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name="MNV P-domain_1" draw:style-name="gr1" draw:text-style-name="P1" svg:width="7.689cm" svg:height="8.999cm" svg:x="27.174cm" svg:y="122.836cm">
            <draw:object draw:notify-on-update-of-ranges="Tabelle1.E257:Tabelle1.E261 Tabelle1.F241:Tabelle1.F241 Tabelle1.F257:Tabelle1.F261 Tabelle1.H241:Tabelle1.H241 Tabelle1.H257:Tabelle1.H261 Tabelle1.G241:Tabelle1.G241 Tabelle1.G257:Tabelle1.G261 Tabelle1.K241:Tabelle1.K241 Tabelle1.K257:Tabelle1.K26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8.194cm" svg:height="8.999cm" svg:x="69.21cm" svg:y="92.527cm">
            <draw:object draw:notify-on-update-of-ranges="Tabelle1.H224:Tabelle1.H226 Tabelle1.I223:Tabelle1.I223 Tabelle1.I224:Tabelle1.I226 Tabelle1.K223:Tabelle1.K223 Tabelle1.K224:Tabelle1.K226 Tabelle1.J223:Tabelle1.J223 Tabelle1.J224:Tabelle1.J226 Tabelle1.N223:Tabelle1.N223 Tabelle1.N224:Tabelle1.N22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8" draw:style-name="gr1" draw:text-style-name="P1" svg:width="16.007cm" svg:height="8.975cm" svg:x="52.864cm" svg:y="92.506cm">
            <draw:object draw:notify-on-update-of-ranges="Tabelle1.H205:Tabelle1.H214 Tabelle1.I204:Tabelle1.I204 Tabelle1.I205:Tabelle1.I214 Tabelle1.K204:Tabelle1.K204 Tabelle1.K205:Tabelle1.K214 Tabelle1.J204:Tabelle1.J204 Tabelle1.J205:Tabelle1.J214 Tabelle1.N204:Tabelle1.N204 Tabelle1.N205:Tabelle1.N21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9" draw:style-name="gr1" draw:text-style-name="P1" svg:width="16.007cm" svg:height="8.975cm" svg:x="51.93cm" svg:y="104.31cm">
            <draw:object draw:notify-on-update-of-ranges="Tabelle1.H205:Tabelle1.H214 Tabelle1.I204:Tabelle1.I204 Tabelle1.I205:Tabelle1.I214 Tabelle1.K204:Tabelle1.K204 Tabelle1.K205:Tabelle1.K214 Tabelle1.J204:Tabelle1.J204 Tabelle1.J205:Tabelle1.J214 Tabelle1.N204:Tabelle1.N204 Tabelle1.N205:Tabelle1.N21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0" draw:style-name="gr1" draw:text-style-name="P1" svg:width="8.194cm" svg:height="8.999cm" svg:x="69.992cm" svg:y="104.31cm">
            <draw:object draw:notify-on-update-of-ranges="Tabelle1.H224:Tabelle1.H226 Tabelle1.I223:Tabelle1.I223 Tabelle1.I224:Tabelle1.I226 Tabelle1.K223:Tabelle1.K223 Tabelle1.K224:Tabelle1.K226 Tabelle1.J223:Tabelle1.J223 Tabelle1.J224:Tabelle1.J226 Tabelle1.N223:Tabelle1.N223 Tabelle1.N224:Tabelle1.N22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huNov P-domain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C4]/[.D4]" office:value-type="float" office:value="0.516129032258065" calcext:value-type="float">
            <text:p>0.51612903225806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C5]/[.D5]" office:value-type="float" office:value="0.552631578947368" calcext:value-type="float">
            <text:p>0.552631578947368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C6]/[.D6]" office:value-type="float" office:value="0.484848484848485" calcext:value-type="float">
            <text:p>0.48484848484848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C7]/[.D7]" office:value-type="float" office:value="0.375" calcext:value-type="float">
            <text:p>0.37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formula="of:=[.C8]/[.D8]" office:value-type="float" office:value="0.627906976744186" calcext:value-type="float">
            <text:p>0.62790697674418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formula="of:=[.C9]/[.D9]" office:value-type="float" office:value="0.627906976744186" calcext:value-type="float">
            <text:p>0.62790697674418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formula="of:=[.C10]/[.D10]" office:value-type="float" office:value="0.627906976744186" calcext:value-type="float">
            <text:p>0.62790697674418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3 to 11.0 Å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style-name="ce1" table:formula="of:=[.C11]/[.D11]" office:value-type="float" office:value="0.666666666666667" calcext:value-type="float">
            <text:p>0.666666666666667</text:p>
          </table:table-cell>
          <table:table-cell table:number-columns-repeated="29"/>
        </table:table-row>
        <table:table-row table:style-name="ro1" table:number-rows-repeated="7">
          <table:table-cell table:number-columns-repeated="34"/>
        </table:table-row>
        <table:table-row table:style-name="ro1">
          <table:table-cell table:style-name="ce2" office:value-type="string" calcext:value-type="string">
            <text:p>LmUG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table:formula="of:=[.C19]/[.D19]" office:value-type="float" office:value="0.434782608695652" calcext:value-type="float">
            <text:p>0.43478260869565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1" table:formula="of:=[.C20]/[.D20]" office:value-type="float" office:value="0.435483870967742" calcext:value-type="float">
            <text:p>0.43548387096774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[.C21]/[.D21]" office:value-type="float" office:value="0.403100775193798" calcext:value-type="float">
            <text:p>0.40310077519379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formula="of:=[.C22]/[.D22]" office:value-type="float" office:value="0.37984496124031" calcext:value-type="float">
            <text:p>0.3798449612403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table:formula="of:=[.C23]/[.D23]" office:value-type="float" office:value="0.371212121212121" calcext:value-type="float">
            <text:p>0.37121212121212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formula="of:=[.C24]/[.D24]" office:value-type="float" office:value="0.37593984962406" calcext:value-type="float">
            <text:p>0.3759398496240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table:formula="of:=[.C25]/[.D25]" office:value-type="float" office:value="0.371212121212121" calcext:value-type="float">
            <text:p>0.37121212121212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table:formula="of:=[.C26]/[.D26]" office:value-type="float" office:value="0.386363636363636" calcext:value-type="float">
            <text:p>0.386363636363636</text:p>
          </table:table-cell>
          <table:table-cell table:number-columns-repeated="29"/>
        </table:table-row>
        <table:table-row table:style-name="ro1" table:number-rows-repeated="8">
          <table:table-cell table:number-columns-repeated="34"/>
        </table:table-row>
        <table:table-row table:style-name="ro1">
          <table:table-cell table:number-columns-repeated="10"/>
          <table:table-cell table:style-name="ce2" office:value-type="string" calcext:value-type="string">
            <text:p>mnv P-domain weniger NOE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M35]/[.N35]" office:value-type="float" office:value="0.694444444444444" calcext:value-type="float">
            <text:p>0.694444444444444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7.5" calcext:value-type="float">
            <text:p>7.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formula="of:=[.M36]/[.N36]" office:value-type="float" office:value="0.702702702702703" calcext:value-type="float">
            <text:p>0.702702702702703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nv P-domai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C37]/[.D37]" office:value-type="float" office:value="0.710526315789474" calcext:value-type="float">
            <text:p>0.71052631578947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M37]/[.N37]" office:value-type="float" office:value="0.72972972972973" calcext:value-type="float">
            <text:p>0.729729729729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C38]/[.D38]" office:value-type="float" office:value="0.707317073170732" calcext:value-type="float">
            <text:p>0.707317073170732</text:p>
          </table:table-cell>
          <table:table-cell table:number-columns-repeated="6"/>
          <table:table-cell office:value-type="float" office:value="8.5" calcext:value-type="float">
            <text:p>8.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M38]/[.N38]" office:value-type="float" office:value="0.710526315789474" calcext:value-type="float">
            <text:p>0.7105263157894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39]/[.D39]" office:value-type="float" office:value="0.731707317073171" calcext:value-type="float">
            <text:p>0.7317073170731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M39]/[.N39]" office:value-type="float" office:value="0.72972972972973" calcext:value-type="float">
            <text:p>0.729729729729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C40]/[.D40]" office:value-type="float" office:value="0.714285714285714" calcext:value-type="float">
            <text:p>0.714285714285714</text:p>
          </table:table-cell>
          <table:table-cell table:number-columns-repeated="6"/>
          <table:table-cell office:value-type="float" office:value="9.5" calcext:value-type="float">
            <text:p>9.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M40]/[.N40]" office:value-type="float" office:value="0.72972972972973" calcext:value-type="float">
            <text:p>0.729729729729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1]/[.D41]" office:value-type="float" office:value="0.731707317073171" calcext:value-type="float">
            <text:p>0.73170731707317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M41]/[.N41]" office:value-type="float" office:value="0.72972972972973" calcext:value-type="float">
            <text:p>0.729729729729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0.731707317073171" calcext:value-type="float">
            <text:p>0.73170731707317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style-name="ce1" table:formula="of:=[.M42]/[.N42]" office:value-type="float" office:value="0.756756756756757" calcext:value-type="float">
            <text:p>0.7567567567567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3]/[.D43]" office:value-type="float" office:value="0.731707317073171" calcext:value-type="float">
            <text:p>0.73170731707317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ce1" table:formula="of:=[.C44]/[.D44]" office:value-type="float" office:value="0.75609756097561" calcext:value-type="float">
            <text:p>0.75609756097561</text:p>
          </table:table-cell>
          <table:table-cell table:number-columns-repeated="29"/>
        </table:table-row>
        <table:table-row table:style-name="ro1" table:number-rows-repeated="17">
          <table:table-cell table:number-columns-repeated="34"/>
        </table:table-row>
        <table:table-row table:style-name="ro1">
          <table:table-cell table:style-name="ce2" office:value-type="string" calcext:value-type="string">
            <text:p>ms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[.C62]/[.D62]" office:value-type="float" office:value="0.219512195121951" calcext:value-type="float">
            <text:p>0.219512195121951</text:p>
          </table:table-cell>
          <table:table-cell table:number-columns-repeated="7"/>
          <table:table-cell table:style-name="ce2" office:value-type="string" calcext:value-type="string">
            <text:p>msg_andere_stru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formula="of:=[.P62]/[.Q62]" office:value-type="float" office:value="0.354838709677419" calcext:value-type="float">
            <text:p>0.3548387096774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formula="of:=[.C63]/[.D63]" office:value-type="float" office:value="0.323076923076923" calcext:value-type="float">
            <text:p>0.323076923076923</text:p>
          </table:table-cell>
          <table:table-cell table:number-columns-repeated="9"/>
          <table:table-cell office:value-type="float" office:value="7.5" calcext:value-type="float">
            <text:p>7.5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formula="of:=[.P63]/[.Q63]" office:value-type="float" office:value="0.441558441558442" calcext:value-type="float">
            <text:p>0.4415584415584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formula="of:=[.C64]/[.D64]" office:value-type="float" office:value="0.375" calcext:value-type="float">
            <text:p>0.37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formula="of:=[.P64]/[.Q64]" office:value-type="float" office:value="0.392405063291139" calcext:value-type="float">
            <text:p>0.3924050632911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table:formula="of:=[.C65]/[.D65]" office:value-type="float" office:value="0.430769230769231" calcext:value-type="float">
            <text:p>0.430769230769231</text:p>
          </table:table-cell>
          <table:table-cell table:number-columns-repeated="9"/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formula="of:=[.P65]/[.Q65]" office:value-type="float" office:value="0.348484848484848" calcext:value-type="float">
            <text:p>0.3484848484848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style-name="ce1" table:formula="of:=[.C66]/[.D66]" office:value-type="float" office:value="0.458823529411765" calcext:value-type="float">
            <text:p>0.45882352941176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style-name="ce1" table:formula="of:=[.P66]/[.Q66]" office:value-type="float" office:value="0.448717948717949" calcext:value-type="float">
            <text:p>0.4487179487179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table:formula="of:=[.C67]/[.D67]" office:value-type="float" office:value="0.352112676056338" calcext:value-type="float">
            <text:p>0.352112676056338</text:p>
          </table:table-cell>
          <table:table-cell table:number-columns-repeated="9"/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P67]/[.Q67]" office:value-type="float" office:value="0.217391304347826" calcext:value-type="float">
            <text:p>0.2173913043478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[.C68]/[.D68]" office:value-type="float" office:value="0.377049180327869" calcext:value-type="float">
            <text:p>0.37704918032786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table:formula="of:=[.P68]/[.Q68]" office:value-type="float" office:value="0.361111111111111" calcext:value-type="float">
            <text:p>0.3611111111111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C69]/[.D69]" office:value-type="float" office:value="0.458333333333333" calcext:value-type="float">
            <text:p>0.458333333333333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table:formula="of:=[.P69]/[.Q69]" office:value-type="float" office:value="0.287671232876712" calcext:value-type="float">
            <text:p>0.287671232876712</text:p>
          </table:table-cell>
          <table:table-cell table:number-columns-repeated="16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style-name="ce2" office:value-type="string" calcext:value-type="string">
            <text:p>mb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80]/[.D80]" office:value-type="float" office:value="0.032258064516129" calcext:value-type="float">
            <text:p>0.032258064516129</text:p>
          </table:table-cell>
          <table:table-cell table:number-columns-repeated="7"/>
          <table:table-cell table:style-name="ce2" office:value-type="string" calcext:value-type="string">
            <text:p>mbp_andere_stru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P80]/[.Q80]" office:value-type="float" office:value="0.0666666666666667" calcext:value-type="float">
            <text:p>0.0666666666666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[.C81]/[.D81]" office:value-type="float" office:value="0.2" calcext:value-type="float">
            <text:p>0.2</text:p>
          </table:table-cell>
          <table:table-cell table:number-columns-repeated="9"/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P81]/[.Q81]" office:value-type="float" office:value="0.0588235294117647" calcext:value-type="float">
            <text:p>0.0588235294117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C82]/[.D82]" office:value-type="float" office:value="0.222222222222222" calcext:value-type="float">
            <text:p>0.22222222222222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P82]/[.Q82]" office:value-type="float" office:value="0.212121212121212" calcext:value-type="float">
            <text:p>0.2121212121212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C83]/[.D83]" office:value-type="float" office:value="0.333333333333333" calcext:value-type="float">
            <text:p>0.333333333333333</text:p>
          </table:table-cell>
          <table:table-cell table:number-columns-repeated="9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[.P83]/[.Q83]" office:value-type="float" office:value="0.384615384615385" calcext:value-type="float">
            <text:p>0.3846153846153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formula="of:=[.C84]/[.D84]" office:value-type="float" office:value="0.425531914893617" calcext:value-type="float">
            <text:p>0.42553191489361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formula="of:=[.P84]/[.Q84]" office:value-type="float" office:value="0.425" calcext:value-type="float">
            <text:p>0.4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[.C85]/[.D85]" office:value-type="float" office:value="0.478260869565217" calcext:value-type="float">
            <text:p>0.478260869565217</text:p>
          </table:table-cell>
          <table:table-cell table:number-columns-repeated="9"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[.P85]/[.Q85]" office:value-type="float" office:value="0.204545454545455" calcext:value-type="float">
            <text:p>0.2045454545454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[.C86]/[.D86]" office:value-type="float" office:value="0.478260869565217" calcext:value-type="float">
            <text:p>0.47826086956521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[.P86]/[.Q86]" office:value-type="float" office:value="0.431818181818182" calcext:value-type="float">
            <text:p>0.4318181818181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1" table:formula="of:=[.C87]/[.D87]" office:value-type="float" office:value="0.5" calcext:value-type="float">
            <text:p>0.5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style-name="ce1" table:formula="of:=[.P87]/[.Q87]" office:value-type="float" office:value="0.531914893617021" calcext:value-type="float">
            <text:p>0.531914893617021</text:p>
          </table:table-cell>
          <table:table-cell table:number-columns-repeated="16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2" office:value-type="string" calcext:value-type="string">
            <text:p>ATCase_fi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99]/[.D99]" office:value-type="float" office:value="0.05" calcext:value-type="float">
            <text:p>0.05</text:p>
          </table:table-cell>
          <table:table-cell table:number-columns-repeated="7"/>
          <table:table-cell table:style-name="ce2" office:value-type="string" calcext:value-type="string">
            <text:p>ATCase_fix_andere Strktu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P99]/[.Q99]" office:value-type="float" office:value="0.0666666666666667" calcext:value-type="float">
            <text:p>0.066666666666667</text:p>
          </table:table-cell>
          <table:table-cell table:number-columns-repeated="9"/>
          <table:table-cell table:style-name="ce2" office:value-type="string" calcext:value-type="string">
            <text:p>ATCase_NIHCT_fix_andere_struc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AF99]/[.AG99]" office:value-type="float" office:value="0.0434782608695652" calcext:value-type="float">
            <text:p>0.043478260869565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C100]/[.D100]" office:value-type="float" office:value="0.214285714285714" calcext:value-type="float">
            <text:p>0.214285714285714</text:p>
          </table:table-cell>
          <table:table-cell table:number-columns-repeated="9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P100]/[.Q100]" office:value-type="float" office:value="0.15" calcext:value-type="float">
            <text:p>0.15</text:p>
          </table:table-cell>
          <table:table-cell table:number-columns-repeated="12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AF100]/[.AG100]" office:value-type="float" office:value="0.157894736842105" calcext:value-type="float">
            <text:p>0.1578947368421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01]/[.D101]" office:value-type="float" office:value="0.260869565217391" calcext:value-type="float">
            <text:p>0.260869565217391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[.P101]/[.Q101]" office:value-type="float" office:value="0.173913043478261" calcext:value-type="float">
            <text:p>0.173913043478261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AF101]/[.AG101]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C102]/[.D102]" office:value-type="float" office:value="0.333333333333333" calcext:value-type="float">
            <text:p>0.333333333333333</text:p>
          </table:table-cell>
          <table:table-cell table:number-columns-repeated="9"/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P102]/[.Q102]" office:value-type="float" office:value="0.347826086956522" calcext:value-type="float">
            <text:p>0.347826086956522</text:p>
          </table:table-cell>
          <table:table-cell table:number-columns-repeated="12"/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AF102]/[.AG102]" office:value-type="float" office:value="0.28" calcext:value-type="float">
            <text:p>0.28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103]/[.D103]" office:value-type="float" office:value="0.391304347826087" calcext:value-type="float">
            <text:p>0.391304347826087</text:p>
          </table:table-cell>
          <table:table-cell table:number-columns-repeated="9"/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1" table:formula="of:=[.P103]/[.Q103]" office:value-type="float" office:value="0.391304347826087" calcext:value-type="float">
            <text:p>0.391304347826087</text:p>
          </table:table-cell>
          <table:table-cell table:number-columns-repeated="12"/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1" table:formula="of:=[.AF103]/[.AG103]"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104]/[.D104]" office:value-type="float" office:value="0.4" calcext:value-type="float">
            <text:p>0.4</text:p>
          </table:table-cell>
          <table:table-cell table:number-columns-repeated="9"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P104]/[.Q104]" office:value-type="float" office:value="0.375" calcext:value-type="float">
            <text:p>0.375</text:p>
          </table:table-cell>
          <table:table-cell table:number-columns-repeated="12"/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AF104]/[.AG104]" office:value-type="float" office:value="0.347826086956522" calcext:value-type="float">
            <text:p>0.347826086956522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105]/[.D105]" office:value-type="float" office:value="0.4" calcext:value-type="float">
            <text:p>0.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P105]/[.Q105]" office:value-type="float" office:value="0.346153846153846" calcext:value-type="float">
            <text:p>0.34615384615384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AF105]/[.AG105]" office:value-type="float" office:value="0.346153846153846" calcext:value-type="float">
            <text:p>0.34615384615384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" table:formula="of:=[.C106]/[.D106]" office:value-type="float" office:value="0.52" calcext:value-type="float">
            <text:p>0.52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P106]/[.Q106]" office:value-type="float" office:value="0.333333333333333" calcext:value-type="float">
            <text:p>0.333333333333333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AF106]/[.AG106]" office:value-type="float" office:value="0.214285714285714" calcext:value-type="float">
            <text:p>0.214285714285714</text:p>
          </table:table-cell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2" office:value-type="string" calcext:value-type="string">
            <text:p>ei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[.C118]/[.D118]" office:value-type="float" office:value="0.4375" calcext:value-type="float">
            <text:p>0.437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C119]/[.D119]" office:value-type="float" office:value="0.466666666666667" calcext:value-type="float">
            <text:p>0.46666666666666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1" table:formula="of:=[.C120]/[.D120]" office:value-type="float" office:value="0.516129032258065" calcext:value-type="float">
            <text:p>0.51612903225806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formula="of:=[.C121]/[.D121]" office:value-type="float" office:value="0.431372549019608" calcext:value-type="float">
            <text:p>0.43137254901960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[.C122]/[.D122]" office:value-type="float" office:value="0.403846153846154" calcext:value-type="float">
            <text:p>0.40384615384615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[.C123]/[.D123]" office:value-type="float" office:value="0.461538461538462" calcext:value-type="float">
            <text:p>0.46153846153846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[.C124]/[.D124]" office:value-type="float" office:value="0.461538461538462" calcext:value-type="float">
            <text:p>0.46153846153846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[.C125]/[.D125]" office:value-type="float" office:value="0.442857142857143" calcext:value-type="float">
            <text:p>0.442857142857143</text:p>
          </table:table-cell>
          <table:table-cell table:number-columns-repeated="29"/>
        </table:table-row>
        <table:table-row table:style-name="ro1" table:number-rows-repeated="8">
          <table:table-cell table:number-columns-repeated="34"/>
        </table:table-row>
        <table:table-row table:style-name="ro1">
          <table:table-cell table:style-name="ce2" office:value-type="string" calcext:value-type="string">
            <text:p>mrs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134]/[.D134]" office:value-type="float" office:value="0" calcext:value-type="float">
            <text:p>0</text:p>
          </table:table-cell>
          <table:table-cell/>
          <table:table-cell office:value-type="string" calcext:value-type="string">
            <text:p>P=1 wie vorher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C135]/[.D135]" office:value-type="float" office:value="0.357142857142857" calcext:value-type="float">
            <text:p>0.35714285714285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C136]/[.D136]" office:value-type="float" office:value="0.461538461538462" calcext:value-type="float">
            <text:p>0.46153846153846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137]/[.D137]" office:value-type="float" office:value="0.4" calcext:value-type="float">
            <text:p>0.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C138]/[.D138]" office:value-type="float" office:value="0.466666666666667" calcext:value-type="float">
            <text:p>0.46666666666666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C139]/[.D139]" office:value-type="float" office:value="0.466666666666667" calcext:value-type="float">
            <text:p>0.46666666666666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C140]/[.D140]" office:value-type="float" office:value="0.466666666666667" calcext:value-type="float">
            <text:p>0.46666666666666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" table:formula="of:=[.C141]/[.D141]" office:value-type="float" office:value="0.5" calcext:value-type="float">
            <text:p>0.5</text:p>
          </table:table-cell>
          <table:table-cell table:number-columns-repeated="29"/>
        </table:table-row>
        <table:table-row table:style-name="ro1" table:number-rows-repeated="14">
          <table:table-cell table:number-columns-repeated="34"/>
        </table:table-row>
        <table:table-row table:style-name="ro1">
          <table:table-cell table:style-name="ce2" office:value-type="string" calcext:value-type="string">
            <text:p>ubiquit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table:formula="of:=[.C156]/[.D156]" office:value-type="float" office:value="0.538461538461538" calcext:value-type="float">
            <text:p>0.53846153846153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C157]/[.D157]" office:value-type="float" office:value="0.538461538461538" calcext:value-type="float">
            <text:p>0.53846153846153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C158]/[.D158]" office:value-type="float" office:value="0.538461538461538" calcext:value-type="float">
            <text:p>0.53846153846153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C159]/[.D159]" office:value-type="float" office:value="0.538461538461538" calcext:value-type="float">
            <text:p>0.53846153846153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C160]/[.D160]" office:value-type="float" office:value="0.538461538461538" calcext:value-type="float">
            <text:p>0.53846153846153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C161]/[.D161]" office:value-type="float" office:value="0.538461538461538" calcext:value-type="float">
            <text:p>0.53846153846153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C162]/[.D162]" office:value-type="float" office:value="0.538461538461538" calcext:value-type="float">
            <text:p>0.53846153846153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C163]/[.D163]" office:value-type="float" office:value="0.538461538461538" calcext:value-type="float">
            <text:p>0.538461538461538</text:p>
          </table:table-cell>
          <table:table-cell table:number-columns-repeated="29"/>
        </table:table-row>
        <table:table-row table:style-name="ro1" table:number-rows-repeated="7">
          <table:table-cell table:number-columns-repeated="34"/>
        </table:table-row>
        <table:table-row table:style-name="ro1">
          <table:table-cell table:style-name="ce2" office:value-type="string" calcext:value-type="string">
            <text:p>a7a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C171]/[.D17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C172]/[.D172]" office:value-type="float" office:value="0.0606060606060606" calcext:value-type="float">
            <text:p>0.06060606060606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C173]/[.D173]" office:value-type="float" office:value="0.09375" calcext:value-type="float">
            <text:p>0.0937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[.C174]/[.D174]" office:value-type="float" office:value="0.19047619047619" calcext:value-type="float">
            <text:p>0.1904761904761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[.C175]/[.D175]" office:value-type="float" office:value="0.170731707317073" calcext:value-type="float">
            <text:p>0.17073170731707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style-name="ce1" table:formula="of:=[.C176]/[.D176]" office:value-type="float" office:value="0.372093023255814" calcext:value-type="float">
            <text:p>0.37209302325581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C177]/[.D177]" office:value-type="float" office:value="0.372093023255814" calcext:value-type="float">
            <text:p>0.37209302325581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formula="of:=[.C178]/[.D178]" office:value-type="float" office:value="0.365853658536585" calcext:value-type="float">
            <text:p>0.365853658536585</text:p>
          </table:table-cell>
          <table:table-cell table:number-columns-repeated="29"/>
        </table:table-row>
        <table:table-row table:style-name="ro1" table:number-rows-repeated="23">
          <table:table-cell table:number-columns-repeated="34"/>
        </table:table-row>
        <table:table-row table:style-name="ro1">
          <table:table-cell table:number-columns-repeated="9"/>
          <table:table-cell office:value-type="string" calcext:value-type="string">
            <text:p>Keine 4-er cluster</text:p>
          </table:table-cell>
          <table:table-cell table:number-columns-repeated="24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mrsB</text:p>
          </table:table-cell>
          <table:table-cell table:formula="of:=[.L205]-[.K205]-[.J205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M205]-[.L205]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Ubiquitin</text:p>
          </table:table-cell>
          <table:table-cell table:formula="of:=[.L206]-[.K206]-[.J206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M206]-[.L206]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EIN</text:p>
          </table:table-cell>
          <table:table-cell table:formula="of:=[.L207]-[.K207]-[.J207]" office:value-type="float" office:value="40" calcext:value-type="float">
            <text:p>40</text:p>
          </table:table-cell>
          <table:table-cell table:formula="of:=16-7" office:value-type="float" office:value="9" calcext:value-type="float">
            <text:p>9</text:p>
          </table:table-cell>
          <table:table-cell table:formula="of:=16-1" office:value-type="float" office:value="15" calcext:value-type="float">
            <text:p>15</text:p>
          </table:table-cell>
          <table:table-cell table:formula="of:=81-17"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formula="of:=[.M207]-[.L207]"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MBP</text:p>
          </table:table-cell>
          <table:table-cell table:formula="of:=[.L208]-[.K208]-[.J208]" office:value-type="float" office:value="44" calcext:value-type="float">
            <text:p>4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M208]-[.L208]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msg</text:p>
          </table:table-cell>
          <table:table-cell table:formula="of:=[.L209]-[.K209]-[.J209]" office:value-type="float" office:value="95" calcext:value-type="float">
            <text:p>95</text:p>
          </table:table-cell>
          <table:table-cell table:formula="of:=10-5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141-23"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table:formula="of:=[.M209]-[.L209]"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CTase</text:p>
          </table:table-cell>
          <table:table-cell table:formula="of:=[.L210]-[.K210]-[.J210]" office:value-type="float" office:value="16" calcext:value-type="float">
            <text:p>16</text:p>
          </table:table-cell>
          <table:table-cell table:formula="of:=7-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34-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[.M210]-[.L210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7a7</text:p>
          </table:table-cell>
          <table:table-cell table:formula="of:=[.L211]-[.K211]-[.J211]" office:value-type="float" office:value="33" calcext:value-type="float">
            <text:p>3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formula="of:=[.M211]-[.L211]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HuNoV P-Domain</text:p>
          </table:table-cell>
          <table:table-cell table:formula="of:=[.L212]-[.K212]-[.J212]" office:value-type="float" office:value="50" calcext:value-type="float">
            <text:p>50</text:p>
          </table:table-cell>
          <table:table-cell table:formula="of:=2-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6-10"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formula="of:=[.M212]-[.L212]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table:formula="of:=[.L213]-[.K213]-[.J213]" office:value-type="float" office:value="36" calcext:value-type="float">
            <text:p>36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formula="of:=[.M213]-[.L213]"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table:formula="of:=[.L214]-[.K214]-[.J214]" office:value-type="float" office:value="100" calcext:value-type="float">
            <text:p>100</text:p>
          </table:table-cell>
          <table:table-cell table:formula="of:=17-9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table:formula="of:=[.M214]-[.L214]" office:value-type="float" office:value="40" calcext:value-type="float">
            <text:p>40</text:p>
          </table:table-cell>
          <table:table-cell office:value-type="string" calcext:value-type="string">
            <text:p>*-1 bei total weil 10145=282 als nicht assigned gewertet wird (da gibt es kein referenz assignment</text:p>
          </table:table-cell>
          <table:table-cell table:number-columns-repeated="19"/>
        </table:table-row>
        <table:table-row table:style-name="ro1" table:number-rows-repeated="6">
          <table:table-cell table:number-columns-repeated="34"/>
        </table:table-row>
        <table:table-row table:style-name="ro1">
          <table:table-cell table:number-columns-repeated="9"/>
          <table:table-cell office:value-type="string" calcext:value-type="string">
            <text:p>alle cluster größer 4 oder mit PCS 9-5A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table:formula="of:=[.L224]-[.K224]-[.J224]"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table:formula="of:=[.M224]-[.L224]" office:value-type="float" office:value="19" calcext:value-type="float">
            <text:p>19</text:p>
          </table:table-cell>
          <table:table-cell office:value-type="string" calcext:value-type="string">
            <text:p>*-3 bei total weil zB 10145=282 als nicht assigned gewertet wird (da gibt es kein referenz assignment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table:formula="of:=[.L225]-[.K225]-[.J225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M225]-[.L225]"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table:formula="of:=[.L226]-[.K226]-[.J226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formula="of:=[.M226]-[.L226]" office:value-type="float" office:value="19" calcext:value-type="float">
            <text:p>19</text:p>
          </table:table-cell>
          <table:table-cell table:number-columns-repeated="20"/>
        </table:table-row>
        <table:table-row table:style-name="ro1" table:number-rows-repeated="13"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mit PCSs verschidene cut off ranges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MNV</text:p>
          </table:table-cell>
          <table:table-cell office:value-type="string" calcext:value-type="string">
            <text:p>3 to 8 Å</text:p>
          </table:table-cell>
          <table:table-cell table:formula="of:=[.I242]-[.H242]-[.G242]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[.J242]-[.I242]"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43]-[.H243]-[.G243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43]-[.I243]"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44]-[.H244]-[.G244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44]-[.I244]"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45]-[.H245]-[.G245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45]-[.I245]"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46]-[.H246]-[.G246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46]-[.I246]"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LmUGP</text:p>
          </table:table-cell>
          <table:table-cell office:value-type="string" calcext:value-type="string">
            <text:p>3 to 8 Å</text:p>
          </table:table-cell>
          <table:table-cell table:formula="of:=[.I249]-[.H249]-[.G249]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table:formula="of:=[.J249]-[.I249]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50]-[.H250]-[.G250]"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formula="of:=[.J250]-[.I250]"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51]-[.H251]-[.G251]"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formula="of:=[.J251]-[.I251]"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52]-[.H252]-[.G252]"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table:formula="of:=[.J252]-[.I252]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53]-[.H253]-[.G253]"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formula="of:=[.J253]-[.I253]" office:value-type="float" office:value="21" calcext:value-type="float">
            <text:p>21</text:p>
          </table:table-cell>
          <table:table-cell table:number-columns-repeated="2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TB</text:p>
          </table:table-cell>
          <table:table-cell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8 Å</text:p>
          </table:table-cell>
          <table:table-cell table:formula="of:=[.I257]-[.H257]-[.G257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formula="of:=[.J257]-[.I257]"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58]-[.H258]-[.G25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formula="of:=[.J258]-[.I258]"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59]-[.H259]-[.G259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formula="of:=[.J259]-[.I259]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60]-[.H260]-[.G260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formula="of:=[.J260]-[.I260]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61]-[.H261]-[.G261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[.J261]-[.I261]" office:value-type="float" office:value="18" calcext:value-type="float">
            <text:p>18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0:40:48.5574316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8:57:21.623551271</meta:creation-date>
    <meta:generator>LibreOffice/6.4.6.2$Linux_X86_64 LibreOffice_project/40$Build-2</meta:generator>
    <dc:date>2021-03-10T11:03:44.184534049</dc:date>
    <meta:editing-duration>PT15H9M1S</meta:editing-duration>
    <meta:editing-cycles>11</meta:editing-cycles>
    <meta:document-statistic meta:table-count="1" meta:cell-count="734" meta:object-count="2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052cm" svg:y="0.255cm" chart:style-name="ch2">
          <text:p>huNoV P-domain (4x06*)</text:p>
        </chart:title>
        <chart:plot-area chart:style-name="ch3" table:cell-range-address="Tabelle1.B4:Tabelle1.B11 Tabelle1.E4:Tabelle1.E11" chart:data-source-has-labels="column" svg:x="0.143cm" svg:y="1.153cm" svg:width="6.907cm" svg:height="4.727cm">
          <chartooo:coordinate-region svg:x="0.976cm" svg:y="1.153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1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516129032258065">
                <text:p>0.516129032258065</text:p>
                <draw:g>
                  <svg:desc>Tabelle1.E4:Tabelle1.E11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714cm" svg:y="0.255cm" chart:style-name="ch2">
          <text:p>ATCase_fix (1tug)</text:p>
        </chart:title>
        <chart:plot-area chart:style-name="ch3" table:cell-range-address="Tabelle1.B4:Tabelle1.B11 Tabelle1.AH99:Tabelle1.AH106" chart:data-source-has-labels="column" svg:x="0.143cm" svg:y="1.153cm" svg:width="6.907cm" svg:height="4.727cm">
          <chartooo:coordinate-region svg:x="1.214cm" svg:y="1.153cm" svg:width="5.836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AH99:Tabelle1.AH106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H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434782608695652">
                <text:p>0.0434782608695652</text:p>
                <draw:g>
                  <svg:desc>Tabelle1.AH99:Tabelle1.AH10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214285714285714">
                <text:p>0.214285714285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41cm" svg:y="0.255cm" chart:style-name="ch2">
          <text:p>EIN (1eza)</text:p>
        </chart:title>
        <chart:plot-area chart:style-name="ch3" table:cell-range-address="Tabelle1.B4:Tabelle1.B11 Tabelle1.E118:Tabelle1.E125" chart:data-source-has-labels="column" svg:x="0.143cm" svg:y="1.153cm" svg:width="6.907cm" svg:height="4.727cm">
          <chartooo:coordinate-region svg:x="0.976cm" svg:y="1.153cm" svg:width="6.074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18:Tabelle1.E125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375">
                <text:p>0.4375</text:p>
                <draw:g>
                  <svg:desc>Tabelle1.E118:Tabelle1.E12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31372549019608">
                <text:p>0.43137254901960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442857142857143">
                <text:p>0.4428571428571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82cm" svg:y="0.255cm" chart:style-name="ch2">
          <text:p>mrsB (3e0o)</text:p>
        </chart:title>
        <chart:plot-area chart:style-name="ch3" table:cell-range-address="Tabelle1.B4:Tabelle1.B11 Tabelle1.E134:Tabelle1.E141" chart:data-source-has-labels="column" svg:x="0.143cm" svg:y="1.153cm" svg:width="6.907cm" svg:height="4.727cm">
          <chartooo:coordinate-region svg:x="0.976cm" svg:y="1.153cm" svg:width="6.074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34:Tabelle1.E14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">
                <text:p>0</text:p>
                <draw:g>
                  <svg:desc>Tabelle1.E134:Tabelle1.E141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52cm" svg:y="0.255cm" chart:style-name="ch2">
          <text:p>Ubiquitin (1ubq)</text:p>
        </chart:title>
        <chart:plot-area chart:style-name="ch3" table:cell-range-address="Tabelle1.B4:Tabelle1.B11 Tabelle1.E156:Tabelle1.E163" chart:data-source-has-labels="column" svg:x="0.143cm" svg:y="1.153cm" svg:width="6.907cm" svg:height="4.727cm">
          <chartooo:coordinate-region svg:x="4.31cm" svg:y="1.153cm" svg:width="2.74cm" svg:height="2.949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56:Tabelle1.E16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538461538461538">
                <text:p>0.538461538461538</text:p>
                <draw:g>
                  <svg:desc>Tabelle1.E156:Tabelle1.E163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538461538461538">
                <text:p>0.53846153846153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43cm" svg:y="0.255cm" chart:style-name="ch2">
          <text:p>a7a7 (1yau*)</text:p>
        </chart:title>
        <chart:plot-area chart:style-name="ch3" table:cell-range-address="Tabelle1.B4:Tabelle1.B11 Tabelle1.E171:Tabelle1.E178" chart:data-source-has-labels="column" svg:x="0.143cm" svg:y="1.153cm" svg:width="6.907cm" svg:height="4.727cm">
          <chartooo:coordinate-region svg:x="1.214cm" svg:y="1.153cm" svg:width="5.836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71:Tabelle1.E17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">
                <text:p>0</text:p>
                <draw:g>
                  <svg:desc>Tabelle1.E171:Tabelle1.E178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72093023255814">
                <text:p>0.37209302325581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2093023255814">
                <text:p>0.372093023255814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365853658536585">
                <text:p>0.3658536585365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2.267cm" svg:y="0.316cm" chart:style-name="ch2">
          <text:p>MNV P-domain</text:p>
        </chart:title>
        <chart:legend chart:legend-position="end" svg:x="4.977cm" svg:y="3.454cm" style:legend-expansion="high" chart:style-name="ch3"/>
        <chart:plot-area chart:style-name="ch4" table:cell-range-address="Tabelle1.E242:Tabelle1.G246 Tabelle1.E241:Tabelle1.G241 Tabelle1.H241:Tabelle1.H246 Tabelle1.K241:Tabelle1.K246" chart:data-source-has-labels="both" svg:x="0.153cm" svg:y="1.275cm" svg:width="4.671cm" svg:height="7.545cm">
          <chartooo:coordinate-region svg:x="0.774cm" svg:y="1.275cm" svg:width="4.05cm" svg:height="5.75cm"/>
          <chart:axis chart:dimension="x" chart:name="primary-x" chart:style-name="ch5" chartooo:axis-type="auto">
            <chartooo:date-scale/>
            <chart:categories table:cell-range-address="Tabelle1.E242:Tabelle1.E2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42:Tabelle1.F246" chart:label-cell-address="Tabelle1.F241:Tabelle1.F241" chart:class="chart:bar">
            <chart:data-point chart:repeated="5"/>
            <loext:propertry-mapping loext:property="BorderColor" loext:cell-range-address="Tabelle1.F242:Tabelle1.F246"/>
          </chart:series>
          <chart:series chart:style-name="ch9" chart:values-cell-range-address="Tabelle1.H242:Tabelle1.H246" chart:label-cell-address="Tabelle1.H241:Tabelle1.H241" chart:class="chart:bar">
            <chart:data-point chart:repeated="5"/>
            <loext:propertry-mapping loext:property="BorderColor" loext:cell-range-address="Tabelle1.H242:Tabelle1.H246"/>
          </chart:series>
          <chart:series chart:style-name="ch10" chart:values-cell-range-address="Tabelle1.G242:Tabelle1.G246" chart:label-cell-address="Tabelle1.G241:Tabelle1.G241" chart:class="chart:bar">
            <chart:data-point chart:repeated="5"/>
            <loext:propertry-mapping loext:property="BorderColor" loext:cell-range-address="Tabelle1.G242:Tabelle1.G246"/>
          </chart:series>
          <chart:series chart:style-name="ch11" chart:values-cell-range-address="Tabelle1.K242:Tabelle1.K246" chart:label-cell-address="Tabelle1.K241:Tabelle1.K241" chart:class="chart:bar">
            <chart:data-point chart:repeated="5"/>
            <loext:propertry-mapping loext:property="BorderColor" loext:cell-range-address="Tabelle1.K242:Tabelle1.K2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41:Tabelle1.F241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interchanged</text:p>
                <draw:g>
                  <svg:desc>Tabelle1.H241:Tabelle1.H241</svg:desc>
                </draw:g>
              </table:table-cell>
              <table:table-cell office:value-type="string">
                <text:p>Spalte H</text:p>
              </table:table-cell>
              <table:table-cell office:value-type="string">
                <text:p>wrong</text:p>
                <draw:g>
                  <svg:desc>Tabelle1.G241:Tabelle1.G241</svg:desc>
                </draw:g>
              </table:table-cell>
              <table:table-cell office:value-type="string">
                <text:p>Spalte G</text:p>
              </table:table-cell>
              <table:table-cell office:value-type="string">
                <text:p>not assigned</text:p>
                <draw:g>
                  <svg:desc>Tabelle1.K241:Tabelle1.K241</svg:desc>
                </draw:g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42:Tabelle1.E246</svg:desc>
                </draw:g>
              </table:table-cell>
              <table:table-cell office:value-type="float" office:value="52">
                <text:p>52</text:p>
                <draw:g>
                  <svg:desc>Tabelle1.F242:Tabelle1.F246</svg:desc>
                </draw:g>
              </table:table-cell>
              <table:table-cell office:value-type="float" office:value="52">
                <text:p>52</text:p>
                <draw:g>
                  <svg:desc>Tabelle1.F242:Tabelle1.F246</svg:desc>
                </draw:g>
              </table:table-cell>
              <table:table-cell office:value-type="float" office:value="1">
                <text:p>1</text:p>
                <draw:g>
                  <svg:desc>Tabelle1.H242:Tabelle1.H246</svg:desc>
                </draw:g>
              </table:table-cell>
              <table:table-cell office:value-type="float" office:value="1">
                <text:p>1</text:p>
                <draw:g>
                  <svg:desc>Tabelle1.H242:Tabelle1.H246</svg:desc>
                </draw:g>
              </table:table-cell>
              <table:table-cell office:value-type="float" office:value="2">
                <text:p>2</text:p>
                <draw:g>
                  <svg:desc>Tabelle1.G242:Tabelle1.G246</svg:desc>
                </draw:g>
              </table:table-cell>
              <table:table-cell office:value-type="float" office:value="2">
                <text:p>2</text:p>
                <draw:g>
                  <svg:desc>Tabelle1.G242:Tabelle1.G246</svg:desc>
                </draw:g>
              </table:table-cell>
              <table:table-cell office:value-type="float" office:value="14">
                <text:p>14</text:p>
                <draw:g>
                  <svg:desc>Tabelle1.K242:Tabelle1.K246</svg:desc>
                </draw:g>
              </table:table-cell>
              <table:table-cell office:value-type="float" office:value="14">
                <text:p>14</text:p>
                <draw:g>
                  <svg:desc>Tabelle1.K242:Tabelle1.K246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1 0" chart:style-name="ch1">
        <chart:title svg:x="2.981cm" svg:y="0.316cm" chart:style-name="ch2">
          <text:p>LmUGP</text:p>
        </chart:title>
        <chart:legend chart:legend-position="end" svg:x="4.977cm" svg:y="3.454cm" style:legend-expansion="high" chart:style-name="ch3"/>
        <chart:plot-area chart:style-name="ch4" table:cell-range-address="Tabelle1.E243:Tabelle1.E246 Tabelle1.F241:Tabelle1.H241 Tabelle1.F249:Tabelle1.H253 Tabelle1.K241:Tabelle1.K241 Tabelle1.K249:Tabelle1.K253" chart:data-source-has-labels="both" svg:x="0.153cm" svg:y="1.275cm" svg:width="4.671cm" svg:height="7.545cm">
          <chartooo:coordinate-region svg:x="0.96cm" svg:y="1.275cm" svg:width="3.864cm" svg:height="5.749cm"/>
          <chart:axis chart:dimension="x" chart:name="primary-x" chart:style-name="ch5" chartooo:axis-type="auto">
            <chartooo:date-scale/>
            <chart:categories table:cell-range-address="Tabelle1.E243:Tabelle1.E2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49:Tabelle1.F253" chart:label-cell-address="Tabelle1.F241:Tabelle1.F241" chart:class="chart:bar">
            <chart:data-point chart:repeated="5"/>
          </chart:series>
          <chart:series chart:style-name="ch9" chart:values-cell-range-address="Tabelle1.H249:Tabelle1.H253" chart:label-cell-address="Tabelle1.H241:Tabelle1.H241" chart:class="chart:bar">
            <chart:data-point chart:repeated="5"/>
          </chart:series>
          <chart:series chart:style-name="ch10" chart:values-cell-range-address="Tabelle1.G249:Tabelle1.G253" chart:label-cell-address="Tabelle1.G241:Tabelle1.G241" chart:class="chart:bar">
            <chart:data-point chart:repeated="5"/>
          </chart:series>
          <chart:series chart:style-name="ch11" chart:values-cell-range-address="Tabelle1.K249:Tabelle1.K253" chart:label-cell-address="Tabelle1.K241:Tabelle1.K24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41:Tabelle1.F241</svg:desc>
                </draw:g>
              </table:table-cell>
              <table:table-cell office:value-type="string">
                <text:p>interchanged</text:p>
                <draw:g>
                  <svg:desc>Tabelle1.H241:Tabelle1.H241</svg:desc>
                </draw:g>
              </table:table-cell>
              <table:table-cell office:value-type="string">
                <text:p>wrong</text:p>
                <draw:g>
                  <svg:desc>Tabelle1.G241:Tabelle1.G241</svg:desc>
                </draw:g>
              </table:table-cell>
              <table:table-cell office:value-type="string">
                <text:p>not assigned</text:p>
                <draw:g>
                  <svg:desc>Tabelle1.K241:Tabelle1.K2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.5 Å</text:p>
                <draw:g>
                  <svg:desc>Tabelle1.E243:Tabelle1.E246</svg:desc>
                </draw:g>
              </table:table-cell>
              <table:table-cell office:value-type="float" office:value="126">
                <text:p>126</text:p>
                <draw:g>
                  <svg:desc>Tabelle1.F249:Tabelle1.F253</svg:desc>
                </draw:g>
              </table:table-cell>
              <table:table-cell office:value-type="float" office:value="5">
                <text:p>5</text:p>
                <draw:g>
                  <svg:desc>Tabelle1.H249:Tabelle1.H253</svg:desc>
                </draw:g>
              </table:table-cell>
              <table:table-cell office:value-type="float" office:value="6">
                <text:p>6</text:p>
                <draw:g>
                  <svg:desc>Tabelle1.G249:Tabelle1.G253</svg:desc>
                </draw:g>
              </table:table-cell>
              <table:table-cell office:value-type="float" office:value="25">
                <text:p>25</text:p>
                <draw:g>
                  <svg:desc>Tabelle1.K249:Tabelle1.K253</svg:desc>
                </draw:g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133">
                <text:p>13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134">
                <text:p>13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3.312cm" svg:y="0.316cm" chart:style-name="ch2">
          <text:p>GTB</text:p>
        </chart:title>
        <chart:legend chart:legend-position="end" svg:x="4.977cm" svg:y="3.454cm" style:legend-expansion="high" chart:style-name="ch3"/>
        <chart:plot-area chart:style-name="ch4" table:cell-range-address="Tabelle1.E257:Tabelle1.H261 Tabelle1.F241:Tabelle1.H241 Tabelle1.K241:Tabelle1.K241 Tabelle1.K257:Tabelle1.K261" chart:data-source-has-labels="both" svg:x="0.153cm" svg:y="1.275cm" svg:width="4.671cm" svg:height="7.545cm">
          <chartooo:coordinate-region svg:x="0.774cm" svg:y="1.275cm" svg:width="4.05cm" svg:height="5.749cm"/>
          <chart:axis chart:dimension="x" chart:name="primary-x" chart:style-name="ch5" chartooo:axis-type="auto">
            <chartooo:date-scale/>
            <chart:categories table:cell-range-address="Tabelle1.E257:Tabelle1.E2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57:Tabelle1.F261" chart:label-cell-address="Tabelle1.F241:Tabelle1.F241" chart:class="chart:bar">
            <chart:data-point chart:repeated="5"/>
          </chart:series>
          <chart:series chart:style-name="ch9" chart:values-cell-range-address="Tabelle1.H257:Tabelle1.H261" chart:label-cell-address="Tabelle1.H241:Tabelle1.H241" chart:class="chart:bar">
            <chart:data-point chart:repeated="5"/>
          </chart:series>
          <chart:series chart:style-name="ch10" chart:values-cell-range-address="Tabelle1.G257:Tabelle1.G261" chart:label-cell-address="Tabelle1.G241:Tabelle1.G241" chart:class="chart:bar">
            <chart:data-point chart:repeated="5"/>
          </chart:series>
          <chart:series chart:style-name="ch11" chart:values-cell-range-address="Tabelle1.K257:Tabelle1.K261" chart:label-cell-address="Tabelle1.K241:Tabelle1.K24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41:Tabelle1.F241</svg:desc>
                </draw:g>
              </table:table-cell>
              <table:table-cell office:value-type="string">
                <text:p>interchanged</text:p>
                <draw:g>
                  <svg:desc>Tabelle1.H241:Tabelle1.H241</svg:desc>
                </draw:g>
              </table:table-cell>
              <table:table-cell office:value-type="string">
                <text:p>wrong</text:p>
                <draw:g>
                  <svg:desc>Tabelle1.G241:Tabelle1.G241</svg:desc>
                </draw:g>
              </table:table-cell>
              <table:table-cell office:value-type="string">
                <text:p>not assigned</text:p>
                <draw:g>
                  <svg:desc>Tabelle1.K241:Tabelle1.K2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57:Tabelle1.E261</svg:desc>
                </draw:g>
              </table:table-cell>
              <table:table-cell office:value-type="float" office:value="57">
                <text:p>57</text:p>
                <draw:g>
                  <svg:desc>Tabelle1.F257:Tabelle1.F261</svg:desc>
                </draw:g>
              </table:table-cell>
              <table:table-cell office:value-type="float" office:value="1">
                <text:p>1</text:p>
                <draw:g>
                  <svg:desc>Tabelle1.H257:Tabelle1.H261</svg:desc>
                </draw:g>
              </table:table-cell>
              <table:table-cell office:value-type="float" office:value="4">
                <text:p>4</text:p>
                <draw:g>
                  <svg:desc>Tabelle1.G257:Tabelle1.G261</svg:desc>
                </draw:g>
              </table:table-cell>
              <table:table-cell office:value-type="float" office:value="22">
                <text:p>22</text:p>
                <draw:g>
                  <svg:desc>Tabelle1.K257:Tabelle1.K261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95cm" svg:y="3.442cm" style:legend-expansion="high" chart:style-name="ch2"/>
        <chart:plot-area chart:style-name="ch3" table:cell-range-address="Tabelle1.H205:Tabelle1.J214 Tabelle1.H204:Tabelle1.J204 Tabelle1.K204:Tabelle1.K214 Tabelle1.N204:Tabelle1.N214" chart:data-source-has-labels="both" svg:x="0.32cm" svg:y="0.179cm" svg:width="12.655cm" svg:height="8.618cm">
          <chartooo:coordinate-region svg:x="1.444cm" svg:y="0.179cm" svg:width="11.531cm" svg:height="5.98cm"/>
          <chart:axis chart:dimension="x" chart:name="primary-x" chart:style-name="ch4" chartooo:axis-type="auto">
            <chartooo:date-scale/>
            <chart:categories table:cell-range-address="Tabelle1.H205:Tabelle1.H2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05:Tabelle1.I214" chart:label-cell-address="Tabelle1.I204:Tabelle1.I204" chart:class="chart:bar">
            <chart:data-point chart:repeated="10"/>
          </chart:series>
          <chart:series chart:style-name="ch8" chart:values-cell-range-address="Tabelle1.K205:Tabelle1.K214" chart:label-cell-address="Tabelle1.K204:Tabelle1.K204" chart:class="chart:bar">
            <chart:data-point chart:repeated="10"/>
          </chart:series>
          <chart:series chart:style-name="ch9" chart:values-cell-range-address="Tabelle1.J205:Tabelle1.J214" chart:label-cell-address="Tabelle1.J204:Tabelle1.J204" chart:class="chart:bar">
            <chart:data-point chart:repeated="10"/>
          </chart:series>
          <chart:series chart:style-name="ch10" chart:values-cell-range-address="Tabelle1.N205:Tabelle1.N214" chart:label-cell-address="Tabelle1.N204:Tabelle1.N20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04:Tabelle1.I204</svg:desc>
                </draw:g>
              </table:table-cell>
              <table:table-cell office:value-type="string">
                <text:p>interchanged</text:p>
                <draw:g>
                  <svg:desc>Tabelle1.K204:Tabelle1.K204</svg:desc>
                </draw:g>
              </table:table-cell>
              <table:table-cell office:value-type="string">
                <text:p>wrong</text:p>
                <draw:g>
                  <svg:desc>Tabelle1.J204:Tabelle1.J204</svg:desc>
                </draw:g>
              </table:table-cell>
              <table:table-cell office:value-type="string">
                <text:p>not assigned</text:p>
                <draw:g>
                  <svg:desc>Tabelle1.N204:Tabelle1.N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rsB</text:p>
                <draw:g>
                  <svg:desc>Tabelle1.H205:Tabelle1.H214</svg:desc>
                </draw:g>
              </table:table-cell>
              <table:table-cell office:value-type="float" office:value="17">
                <text:p>17</text:p>
                <draw:g>
                  <svg:desc>Tabelle1.I205:Tabelle1.I214</svg:desc>
                </draw:g>
              </table:table-cell>
              <table:table-cell office:value-type="float" office:value="2">
                <text:p>2</text:p>
                <draw:g>
                  <svg:desc>Tabelle1.K205:Tabelle1.K214</svg:desc>
                </draw:g>
              </table:table-cell>
              <table:table-cell office:value-type="float" office:value="0">
                <text:p>0</text:p>
                <draw:g>
                  <svg:desc>Tabelle1.J205:Tabelle1.J214</svg:desc>
                </draw:g>
              </table:table-cell>
              <table:table-cell office:value-type="float" office:value="2">
                <text:p>2</text:p>
                <draw:g>
                  <svg:desc>Tabelle1.N205:Tabelle1.N214</svg:desc>
                </draw:g>
              </table:table-cell>
            </table:table-row>
            <table:table-row>
              <table:table-cell office:value-type="string">
                <text:p>Ubiquiti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IN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CTase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82cm" svg:y="3.454cm" style:legend-expansion="high" chart:style-name="ch2"/>
        <chart:plot-area chart:style-name="ch3" table:cell-range-address="Tabelle1.H224:Tabelle1.J226 Tabelle1.H223:Tabelle1.J223 Tabelle1.K223:Tabelle1.K226 Tabelle1.N223:Tabelle1.N226" chart:data-source-has-labels="both" svg:x="0.163cm" svg:y="0.18cm" svg:width="5.156cm" svg:height="8.64cm">
          <chartooo:coordinate-region svg:x="0.97cm" svg:y="0.18cm" svg:width="4.349cm" svg:height="6.265cm"/>
          <chart:axis chart:dimension="x" chart:name="primary-x" chart:style-name="ch4" chartooo:axis-type="auto">
            <chartooo:date-scale/>
            <chart:categories table:cell-range-address="Tabelle1.H224:Tabelle1.H2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24:Tabelle1.I226" chart:label-cell-address="Tabelle1.I223:Tabelle1.I223" chart:class="chart:bar">
            <chart:data-point chart:repeated="3"/>
          </chart:series>
          <chart:series chart:style-name="ch8" chart:values-cell-range-address="Tabelle1.K224:Tabelle1.K226" chart:label-cell-address="Tabelle1.K223:Tabelle1.K223" chart:class="chart:bar">
            <chart:data-point chart:repeated="3"/>
          </chart:series>
          <chart:series chart:style-name="ch9" chart:values-cell-range-address="Tabelle1.J224:Tabelle1.J226" chart:label-cell-address="Tabelle1.J223:Tabelle1.J223" chart:class="chart:bar">
            <chart:data-point chart:repeated="3"/>
          </chart:series>
          <chart:series chart:style-name="ch10" chart:values-cell-range-address="Tabelle1.N224:Tabelle1.N226" chart:label-cell-address="Tabelle1.N223:Tabelle1.N22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3:Tabelle1.I223</svg:desc>
                </draw:g>
              </table:table-cell>
              <table:table-cell office:value-type="string">
                <text:p>interchanged</text:p>
                <draw:g>
                  <svg:desc>Tabelle1.K223:Tabelle1.K223</svg:desc>
                </draw:g>
              </table:table-cell>
              <table:table-cell office:value-type="string">
                <text:p>wrong</text:p>
                <draw:g>
                  <svg:desc>Tabelle1.J223:Tabelle1.J223</svg:desc>
                </draw:g>
              </table:table-cell>
              <table:table-cell office:value-type="string">
                <text:p>not assigned</text:p>
                <draw:g>
                  <svg:desc>Tabelle1.N223:Tabelle1.N2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24:Tabelle1.H226</svg:desc>
                </draw:g>
              </table:table-cell>
              <table:table-cell office:value-type="float" office:value="134">
                <text:p>134</text:p>
                <draw:g>
                  <svg:desc>Tabelle1.I224:Tabelle1.I226</svg:desc>
                </draw:g>
              </table:table-cell>
              <table:table-cell office:value-type="float" office:value="6">
                <text:p>6</text:p>
                <draw:g>
                  <svg:desc>Tabelle1.K224:Tabelle1.K226</svg:desc>
                </draw:g>
              </table:table-cell>
              <table:table-cell office:value-type="float" office:value="3">
                <text:p>3</text:p>
                <draw:g>
                  <svg:desc>Tabelle1.J224:Tabelle1.J226</svg:desc>
                </draw:g>
              </table:table-cell>
              <table:table-cell office:value-type="float" office:value="19">
                <text:p>19</text:p>
                <draw:g>
                  <svg:desc>Tabelle1.N224:Tabelle1.N22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65cm" svg:y="0.255cm" chart:style-name="ch2">
          <text:p>LmUGP (4m2a)</text:p>
        </chart:title>
        <chart:plot-area chart:style-name="ch3" table:cell-range-address="Tabelle1.B4:Tabelle1.B11 Tabelle1.E19:Tabelle1.E26" chart:data-source-has-labels="column" svg:x="0.143cm" svg:y="1.153cm" svg:width="6.907cm" svg:height="4.727cm">
          <chartooo:coordinate-region svg:x="1.214cm" svg:y="1.153cm" svg:width="5.836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9:Tabelle1.E26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34782608695652">
                <text:p>0.434782608695652</text:p>
                <draw:g>
                  <svg:desc>Tabelle1.E19:Tabelle1.E2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03100775193798">
                <text:p>0.403100775193798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984496124031">
                <text:p>0.3798449612403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71212121212121">
                <text:p>0.37121212121212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7593984962406">
                <text:p>0.3759398496240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1212121212121">
                <text:p>0.371212121212121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386363636363636">
                <text:p>0.386363636363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95cm" svg:y="3.442cm" style:legend-expansion="high" chart:style-name="ch2"/>
        <chart:plot-area chart:style-name="ch3" table:cell-range-address="Tabelle1.H205:Tabelle1.J214 Tabelle1.H204:Tabelle1.J204 Tabelle1.K204:Tabelle1.K214 Tabelle1.N204:Tabelle1.N214" chart:data-source-has-labels="both" svg:x="0.32cm" svg:y="0.179cm" svg:width="12.655cm" svg:height="8.618cm">
          <chartooo:coordinate-region svg:x="1.127cm" svg:y="0.179cm" svg:width="11.848cm" svg:height="5.98cm"/>
          <chart:axis chart:dimension="x" chart:name="primary-x" chart:style-name="ch4" chartooo:axis-type="auto">
            <chartooo:date-scale/>
            <chart:categories table:cell-range-address="Tabelle1.H205:Tabelle1.H2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05:Tabelle1.I214" chart:label-cell-address="Tabelle1.I204:Tabelle1.I204" chart:class="chart:bar">
            <chart:data-point chart:repeated="10"/>
          </chart:series>
          <chart:series chart:style-name="ch8" chart:values-cell-range-address="Tabelle1.K205:Tabelle1.K214" chart:label-cell-address="Tabelle1.K204:Tabelle1.K204" chart:class="chart:bar">
            <chart:data-point chart:repeated="10"/>
          </chart:series>
          <chart:series chart:style-name="ch9" chart:values-cell-range-address="Tabelle1.J205:Tabelle1.J214" chart:label-cell-address="Tabelle1.J204:Tabelle1.J204" chart:class="chart:bar">
            <chart:data-point chart:repeated="10"/>
          </chart:series>
          <chart:series chart:style-name="ch10" chart:values-cell-range-address="Tabelle1.N205:Tabelle1.N214" chart:label-cell-address="Tabelle1.N204:Tabelle1.N20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04:Tabelle1.I204</svg:desc>
                </draw:g>
              </table:table-cell>
              <table:table-cell office:value-type="string">
                <text:p>interchanged</text:p>
                <draw:g>
                  <svg:desc>Tabelle1.K204:Tabelle1.K204</svg:desc>
                </draw:g>
              </table:table-cell>
              <table:table-cell office:value-type="string">
                <text:p>wrong</text:p>
                <draw:g>
                  <svg:desc>Tabelle1.J204:Tabelle1.J204</svg:desc>
                </draw:g>
              </table:table-cell>
              <table:table-cell office:value-type="string">
                <text:p>not assigned</text:p>
                <draw:g>
                  <svg:desc>Tabelle1.N204:Tabelle1.N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rsB</text:p>
                <draw:g>
                  <svg:desc>Tabelle1.H205:Tabelle1.H214</svg:desc>
                </draw:g>
              </table:table-cell>
              <table:table-cell office:value-type="float" office:value="17">
                <text:p>17</text:p>
                <draw:g>
                  <svg:desc>Tabelle1.I205:Tabelle1.I214</svg:desc>
                </draw:g>
              </table:table-cell>
              <table:table-cell office:value-type="float" office:value="2">
                <text:p>2</text:p>
                <draw:g>
                  <svg:desc>Tabelle1.K205:Tabelle1.K214</svg:desc>
                </draw:g>
              </table:table-cell>
              <table:table-cell office:value-type="float" office:value="0">
                <text:p>0</text:p>
                <draw:g>
                  <svg:desc>Tabelle1.J205:Tabelle1.J214</svg:desc>
                </draw:g>
              </table:table-cell>
              <table:table-cell office:value-type="float" office:value="2">
                <text:p>2</text:p>
                <draw:g>
                  <svg:desc>Tabelle1.N205:Tabelle1.N214</svg:desc>
                </draw:g>
              </table:table-cell>
            </table:table-row>
            <table:table-row>
              <table:table-cell office:value-type="string">
                <text:p>Ubiquiti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IN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CTase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82cm" svg:y="3.454cm" style:legend-expansion="high" chart:style-name="ch2"/>
        <chart:plot-area chart:style-name="ch3" table:cell-range-address="Tabelle1.H224:Tabelle1.J226 Tabelle1.H223:Tabelle1.J223 Tabelle1.K223:Tabelle1.K226 Tabelle1.N223:Tabelle1.N226" chart:data-source-has-labels="both" svg:x="0.163cm" svg:y="0.18cm" svg:width="5.156cm" svg:height="8.64cm">
          <chartooo:coordinate-region svg:x="1.287cm" svg:y="0.18cm" svg:width="4.032cm" svg:height="6.265cm"/>
          <chart:axis chart:dimension="x" chart:name="primary-x" chart:style-name="ch4" chartooo:axis-type="auto">
            <chartooo:date-scale/>
            <chart:categories table:cell-range-address="Tabelle1.H224:Tabelle1.H2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24:Tabelle1.I226" chart:label-cell-address="Tabelle1.I223:Tabelle1.I223" chart:class="chart:bar">
            <chart:data-point chart:repeated="3"/>
          </chart:series>
          <chart:series chart:style-name="ch8" chart:values-cell-range-address="Tabelle1.K224:Tabelle1.K226" chart:label-cell-address="Tabelle1.K223:Tabelle1.K223" chart:class="chart:bar">
            <chart:data-point chart:repeated="3"/>
          </chart:series>
          <chart:series chart:style-name="ch9" chart:values-cell-range-address="Tabelle1.J224:Tabelle1.J226" chart:label-cell-address="Tabelle1.J223:Tabelle1.J223" chart:class="chart:bar">
            <chart:data-point chart:repeated="3"/>
          </chart:series>
          <chart:series chart:style-name="ch10" chart:values-cell-range-address="Tabelle1.N224:Tabelle1.N226" chart:label-cell-address="Tabelle1.N223:Tabelle1.N22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3:Tabelle1.I223</svg:desc>
                </draw:g>
              </table:table-cell>
              <table:table-cell office:value-type="string">
                <text:p>interchanged</text:p>
                <draw:g>
                  <svg:desc>Tabelle1.K223:Tabelle1.K223</svg:desc>
                </draw:g>
              </table:table-cell>
              <table:table-cell office:value-type="string">
                <text:p>wrong</text:p>
                <draw:g>
                  <svg:desc>Tabelle1.J223:Tabelle1.J223</svg:desc>
                </draw:g>
              </table:table-cell>
              <table:table-cell office:value-type="string">
                <text:p>not assigned</text:p>
                <draw:g>
                  <svg:desc>Tabelle1.N223:Tabelle1.N2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24:Tabelle1.H226</svg:desc>
                </draw:g>
              </table:table-cell>
              <table:table-cell office:value-type="float" office:value="134">
                <text:p>134</text:p>
                <draw:g>
                  <svg:desc>Tabelle1.I224:Tabelle1.I226</svg:desc>
                </draw:g>
              </table:table-cell>
              <table:table-cell office:value-type="float" office:value="6">
                <text:p>6</text:p>
                <draw:g>
                  <svg:desc>Tabelle1.K224:Tabelle1.K226</svg:desc>
                </draw:g>
              </table:table-cell>
              <table:table-cell office:value-type="float" office:value="3">
                <text:p>3</text:p>
                <draw:g>
                  <svg:desc>Tabelle1.J224:Tabelle1.J226</svg:desc>
                </draw:g>
              </table:table-cell>
              <table:table-cell office:value-type="float" office:value="19">
                <text:p>19</text:p>
                <draw:g>
                  <svg:desc>Tabelle1.N224:Tabelle1.N22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224cm" svg:y="0.255cm" chart:style-name="ch2">
          <text:p>MNV P-domain (6e47*)</text:p>
        </chart:title>
        <chart:plot-area chart:style-name="ch3" table:cell-range-address="Tabelle1.B4:Tabelle1.B11 Tabelle1.E37:Tabelle1.E44" chart:data-source-has-labels="column" svg:x="0.143cm" svg:y="1.153cm" svg:width="6.907cm" svg:height="4.727cm">
          <chartooo:coordinate-region svg:x="1.214cm" svg:y="1.153cm" svg:width="5.836cm" svg:height="2.774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7:Tabelle1.E4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710526315789474">
                <text:p>0.710526315789474</text:p>
                <draw:g>
                  <svg:desc>Tabelle1.E37:Tabelle1.E44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707317073170732">
                <text:p>0.70731707317073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75609756097561">
                <text:p>0.756097560975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309cm" svg:y="0.255cm" chart:style-name="ch2">
          <text:p>MSG (1y8b)</text:p>
        </chart:title>
        <chart:plot-area chart:style-name="ch3" table:cell-range-address="Tabelle1.B4:Tabelle1.B11 Tabelle1.E62:Tabelle1.E69" chart:data-source-has-labels="column" svg:x="0.143cm" svg:y="1.153cm" svg:width="6.907cm" svg:height="4.727cm">
          <chartooo:coordinate-region svg:x="0.987cm" svg:y="1.153cm" svg:width="6.063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62:Tabelle1.E6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219512195121951">
                <text:p>0.219512195121951</text:p>
                <draw:g>
                  <svg:desc>Tabelle1.E62:Tabelle1.E69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23076923076923">
                <text:p>0.323076923076923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58823529411765">
                <text:p>0.458823529411765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52112676056338">
                <text:p>0.352112676056338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7049180327869">
                <text:p>0.377049180327869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458333333333333">
                <text:p>0.458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309cm" svg:y="0.255cm" chart:style-name="ch2">
          <text:p>MSG (1d8c)</text:p>
        </chart:title>
        <chart:plot-area chart:style-name="ch3" table:cell-range-address="Tabelle1.B4:Tabelle1.B11 Tabelle1.R62:Tabelle1.R69" chart:data-source-has-labels="column" svg:x="0.143cm" svg:y="1.153cm" svg:width="6.907cm" svg:height="4.727cm">
          <chartooo:coordinate-region svg:x="0.987cm" svg:y="1.153cm" svg:width="6.063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R62:Tabelle1.R6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R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54838709677419">
                <text:p>0.354838709677419</text:p>
                <draw:g>
                  <svg:desc>Tabelle1.R62:Tabelle1.R69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41558441558442">
                <text:p>0.44155844155844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92405063291139">
                <text:p>0.39240506329113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48484848484848">
                <text:p>0.34848484848484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48717948717949">
                <text:p>0.448717948717949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287671232876712">
                <text:p>0.2876712328767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43cm" svg:y="0.255cm" chart:style-name="ch2">
          <text:p>MBP (1ez9*)</text:p>
        </chart:title>
        <chart:plot-area chart:style-name="ch3" table:cell-range-address="Tabelle1.B4:Tabelle1.B11 Tabelle1.E80:Tabelle1.E87" chart:data-source-has-labels="column" svg:x="0.143cm" svg:y="1.153cm" svg:width="6.907cm" svg:height="4.727cm">
          <chartooo:coordinate-region svg:x="0.976cm" svg:y="1.153cm" svg:width="6.074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80:Tabelle1.E8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32258064516129">
                <text:p>0.032258064516129</text:p>
                <draw:g>
                  <svg:desc>Tabelle1.E80:Tabelle1.E87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69cm" svg:y="0.255cm" chart:style-name="ch2">
          <text:p>MBP (3mbp)</text:p>
        </chart:title>
        <chart:plot-area chart:style-name="ch3" table:cell-range-address="Tabelle1.B4:Tabelle1.B11 Tabelle1.R80:Tabelle1.R87" chart:data-source-has-labels="column" svg:x="0.143cm" svg:y="1.153cm" svg:width="6.907cm" svg:height="4.727cm">
          <chartooo:coordinate-region svg:x="0.976cm" svg:y="1.153cm" svg:width="6.074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R80:Tabelle1.R8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R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666666666666667">
                <text:p>0.0666666666666667</text:p>
                <draw:g>
                  <svg:desc>Tabelle1.R80:Tabelle1.R87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04545454545455">
                <text:p>0.204545454545455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31818181818182">
                <text:p>0.431818181818182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531914893617021">
                <text:p>0.5319148936170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018cm" svg:y="0.255cm" chart:style-name="ch2">
          <text:p>ATCase (1d09)</text:p>
        </chart:title>
        <chart:plot-area chart:style-name="ch3" table:cell-range-address="Tabelle1.B4:Tabelle1.B11 Tabelle1.E99:Tabelle1.E106" chart:data-source-has-labels="column" svg:x="0.143cm" svg:y="1.153cm" svg:width="6.907cm" svg:height="4.727cm">
          <chartooo:coordinate-region svg:x="0.976cm" svg:y="1.153cm" svg:width="6.074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99:Tabelle1.E106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5">
                <text:p>0.05</text:p>
                <draw:g>
                  <svg:desc>Tabelle1.E99:Tabelle1.E10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260869565217391">
                <text:p>0.26086956521739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071cm" svg:y="0.255cm" chart:style-name="ch2">
          <text:p>ATCase (1tug)</text:p>
        </chart:title>
        <chart:plot-area chart:style-name="ch3" table:cell-range-address="Tabelle1.B4:Tabelle1.B11 Tabelle1.R99:Tabelle1.R106" chart:data-source-has-labels="column" svg:x="0.143cm" svg:y="1.153cm" svg:width="6.907cm" svg:height="4.727cm">
          <chartooo:coordinate-region svg:x="0.987cm" svg:y="1.153cm" svg:width="6.063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R99:Tabelle1.R106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R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666666666666667">
                <text:p>0.0666666666666667</text:p>
                <draw:g>
                  <svg:desc>Tabelle1.R99:Tabelle1.R10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string">
                <text:p>3 to 11.0 Å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